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1pt" style:text-underline-style="none" fo:font-weight="normal" style:font-size-asian="11pt" style:font-weight-asian="normal" style:font-size-complex="11pt" style:font-weight-complex="norma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36" text:date-value="2007-08-27T08:49:25.17">27/08/2007</text:date></text:p>
      <text:p text:style-name="P3"/>
      <text:p text:style-name="P4">Vaccination Reminder</text:p>
      <text:p text:style-name="P5"/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6"/>
      <text:p text:style-name="P6"><text:s text:c="2"/>Calicivirus vaccinations should be given every year for life. <text:s/>All vaccinations include a full examination and present an opportunity to discuss any health matters with the veterinarian.</text:p>
      <text:p text:style-name="P6"/>
      <text:p text:style-name="P6"><text:s text:c="2"/>Please disregard this letter if you have already attended to this matter or notify us if you believe our records are incorrect.</text:p>
      <text:p text:style-name="P6"/>
      <text:p text:style-name="P6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99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27T08:49:25</dc:date>
    <dc:language>en-US</dc:language>
    <meta:editing-cycles>49</meta:editing-cycles>
    <meta:editing-duration>PT9H34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78" meta:character-count="503"/>
  </office:meta>
</office:document-meta>
</file>